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3.91pt"/>
    </style:style>
    <style:style style:name="co2" style:family="table-column">
      <style:table-column-properties fo:break-before="auto" style:column-width="190.6pt"/>
    </style:style>
    <style:style style:name="co3" style:family="table-column">
      <style:table-column-properties fo:break-before="auto" style:column-width="159.59pt"/>
    </style:style>
    <style:style style:name="co4" style:family="table-column">
      <style:table-column-properties fo:break-before="auto" style:column-width="150.55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0" style:family="table-cell" style:parent-style-name="Default">
      <style:table-cell-properties fo:background-color="#00cc00" style:cell-protect="protected" style:print-content="true" style:text-align-source="fix" style:repeat-content="false" style:vertical-align="middle"/>
      <style:paragraph-properties fo:text-align="center" fo:margin-left="0pt"/>
      <style:text-properties fo:color="#ce181e" fo:font-weight="bold" style:font-weight-asian="bold" style:font-weight-complex="bold"/>
    </style:style>
    <style:style style:name="ce6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ackground-color="#ffff66" style:cell-protect="protected" style:print-content="true" style:text-align-source="fix" style:repeat-content="false"/>
      <style:paragraph-properties fo:text-align="center" fo:margin-left="0pt"/>
    </style:style>
    <style:style style:name="ce63" style:family="table-cell" style:parent-style-name="Default">
      <style:table-cell-properties fo:background-color="#00ffff" style:cell-protect="protected" style:print-content="true" style:text-align-source="fix" style:repeat-content="false"/>
      <style:paragraph-properties fo:text-align="center" fo:margin-left="0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order-bottom="0.51pt solid #000000" style:cell-protect="protected" style:print-content="true" style:text-align-source="fix" style:repeat-content="false" fo:border-left="3pt solid #ff3333" fo:border-right="0.51pt solid #000000" fo:border-top="3pt solid #ff3333"/>
      <style:paragraph-properties fo:text-align="center" fo:margin-left="0pt"/>
    </style:style>
    <style:style style:name="ce66" style:family="table-cell" style:parent-style-name="Default">
      <style:table-cell-properties fo:border-bottom="0.51pt solid #000000" style:cell-protect="protected" style:print-content="true" style:text-align-source="fix" style:repeat-content="false" fo:border-left="3pt solid #ff3333" fo:border-right="0.51pt solid #000000" fo:border-top="0.51pt solid #000000"/>
      <style:paragraph-properties fo:text-align="center" fo:margin-left="0pt"/>
    </style:style>
    <style:style style:name="ce67" style:family="table-cell" style:parent-style-name="Default">
      <style:table-cell-properties fo:border-bottom="3pt solid #ff3333" style:cell-protect="protected" style:print-content="true" style:text-align-source="fix" style:repeat-content="false" fo:border-left="3pt solid #ff3333" fo:border-right="0.51pt solid #000000" fo:border-top="0.51pt solid #000000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pt"/>
    </style:style>
    <style:style style:name="ce70" style:family="table-cell" style:parent-style-name="Default" style:data-style-name="N2">
      <style:table-cell-properties fo:border-bottom="0.51pt solid #000000" fo:background-color="#ccff66" style:cell-protect="protected" style:print-content="true" style:text-align-source="fix" style:repeat-content="false" fo:border-left="0.51pt solid #000000" fo:border-right="3pt solid #ff3333" fo:border-top="3pt solid #ff3333"/>
      <style:paragraph-properties fo:text-align="center" fo:margin-left="0pt"/>
    </style:style>
    <style:style style:name="ce71" style:family="table-cell" style:parent-style-name="Default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72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lt;0" style:apply-style-name="Error" style:base-cell-address="ATMega328P.B8"/>
    </style:style>
    <style:style style:name="ce73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328P_2.B10"/>
    </style:style>
    <style:style style:name="ce74" style:family="table-cell" style:parent-style-name="Default" style:data-style-name="N1">
      <style:table-cell-properties fo:border-bottom="0.51pt solid #000000" fo:background-color="#00ffff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75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2]&gt;[.B13])" style:apply-style-name="Error" style:base-cell-address="ATMega328P_2.B12"/>
    </style:style>
    <style:style style:name="ce76" style:family="table-cell" style:parent-style-name="Default" style:data-style-name="N125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77" style:family="table-cell" style:parent-style-name="Default">
      <style:table-cell-properties fo:border-bottom="3pt solid #ff3333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78" style:family="table-cell" style:parent-style-name="Default">
      <style:table-cell-properties fo:background-color="#cc0000" style:cell-protect="protected" style:print-content="true" style:text-align-source="fix" style:repeat-content="false"/>
      <style:paragraph-properties fo:text-align="center" fo:margin-left="0pt"/>
      <style:text-properties fo:color="#ffff66"/>
    </style:style>
    <style:style style:name="ce7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pt"/>
    </style:style>
    <style:style style:name="ce80" style:family="table-cell" style:parent-style-name="Default">
      <style:table-cell-properties fo:background-color="#00ffff" style:cell-protect="protected" style:print-content="true" style:text-align-source="fix" style:repeat-content="false" fo:border="none"/>
      <style:paragraph-properties fo:text-align="center" fo:margin-left="0pt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pt"/>
    </style:style>
    <style:style style:name="ce82" style:family="table-cell" style:parent-style-name="Default" style:data-style-name="N122">
      <style:table-cell-properties style:cell-protect="protected" style:print-content="true" style:text-align-source="fix" style:repeat-content="false"/>
      <style:paragraph-properties fo:text-align="center" fo:margin-left="0pt"/>
    </style:style>
    <style:style style:name="ce83" style:family="table-cell" style:parent-style-name="Default" style:data-style-name="N2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3pt solid #ff3333"/>
      <style:paragraph-properties fo:text-align="center" fo:margin-left="0pt"/>
      <style:map style:condition="is-true-formula([.B6]&lt;[.B13])" style:apply-style-name="Error" style:base-cell-address="ATMega328P_2.B6"/>
    </style:style>
    <style:style style:name="ce84" style:family="table-cell" style:parent-style-name="Default" style:data-style-name="N1">
      <style:table-cell-properties fo:border-bottom="0.51pt solid #000000" fo:background-color="#cc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85" style:family="table-cell" style:parent-style-name="Default" style:data-style-name="N1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27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328P_2.B10"/>
    </style:style>
    <style:style style:name="ce28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2]&gt;[.B13])" style:apply-style-name="Error" style:base-cell-address="ATMega328P_2.B12"/>
    </style:style>
    <style:style style:name="ce29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lt;0" style:apply-style-name="Error" style:base-cell-address="ATMega1284P.B8"/>
    </style:style>
    <style:style style:name="ce30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1284P.B10"/>
    </style:style>
    <style:style style:name="ce31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2]&gt;[.B13])" style:apply-style-name="Error" style:base-cell-address="ATMega1284P.B12"/>
    </style:style>
    <style:style style:name="ce32" style:family="table-cell" style:parent-style-name="Default" style:data-style-name="N2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3pt solid #ff3333"/>
      <style:paragraph-properties fo:text-align="center" fo:margin-left="0pt"/>
      <style:map style:condition="is-true-formula([.B6]&lt;[.B13])" style:apply-style-name="Error" style:base-cell-address="ATMega1284P_2.B6"/>
    </style:style>
    <style:style style:name="ce33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1284P_2.B10"/>
    </style:style>
    <style:style style:name="ce34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2]&gt;[.B13])" style:apply-style-name="Error" style:base-cell-address="ATMega1284P_2.B12"/>
    </style:style>
    <style:style style:name="ce94" style:family="table-cell" style:parent-style-name="Default">
      <style:table-cell-properties fo:background-color="#cc0000" style:text-align-source="fix" style:repeat-content="false"/>
      <style:paragraph-properties fo:text-align="center" fo:margin-left="0pt"/>
      <style:text-properties fo:color="#ffff66"/>
    </style:style>
    <style:style style:name="T1" style:family="text">
      <style:text-properties fo:color="#ffff66"/>
    </style:style>
  </office:automatic-styles>
  <office:body>
    <office:spreadsheet>
      <table:calculation-settings table:automatic-find-labels="false" table:use-regular-expressions="false" table:use-wildcards="true"/>
      <table:table table:name="ATMega328P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row table:style-name="ro1">
          <table:table-cell table:style-name="ce60" office:value-type="string" calcext:value-type="string" table:number-columns-spanned="2" table:number-rows-spanned="1">
            <text:p>AsksinPP tmbattery.h tmBatteryResDiv calculator for <text:span text:style-name="T1">ATMega328P</text:span></text:p>
          </table:table-cell>
          <table:covered-table-cell table:style-name="ce10"/>
          <table:table-cell table:style-name="ce79" office:value-type="string" calcext:value-type="string">
            <text:p>see <text:a xlink:href="https://github.com/TomMajor/SmartHome/blob/master/HB-UNI-Sensor1/README.md#messung-der-Batteriespannung" xlink:type="simple">https://github.com/TomMajor/SmartHome/blob/master/HB-UNI-Sensor1/README.md#messung-der-Batteriespannung</text:a></text:p>
          </table:table-cell>
          <table:table-cell table:style-name="ce64"/>
          <table:table-cell/>
        </table:table-row>
        <table:table-row table:style-name="ro2">
          <table:table-cell table:style-name="ce61" office:value-type="string" calcext:value-type="string">
            <text:p>Method 1: set Rhigh</text:p>
          </table:table-cell>
          <table:table-cell table:style-name="ce10" office:value-type="string" calcext:value-type="string">
            <text:p>Method 2 is in sheet ‘ATMega328P_2’</text:p>
          </table:table-cell>
          <table:table-cell table:style-name="ce64" table:number-columns-repeated="2"/>
          <table:table-cell/>
        </table:table-row>
        <table:table-row table:style-name="ro2">
          <table:table-cell table:style-name="ce62" office:value-type="string" calcext:value-type="string">
            <text:p>1. enter Rhigh into yellow cells B8 and check Vinmax (B6)</text:p>
          </table:table-cell>
          <table:table-cell table:style-name="ce10"/>
          <table:table-cell table:style-name="ce64" table:number-columns-repeated="2"/>
          <table:table-cell/>
        </table:table-row>
        <table:table-row table:style-name="ro2">
          <table:table-cell table:style-name="ce63" office:value-type="string" calcext:value-type="string">
            <text:p>2. calculated FACTOR for tmBatteryResDiv is in cell B11</text:p>
          </table:table-cell>
          <table:table-cell table:style-name="ce10"/>
          <table:table-cell table:style-name="ce64" table:number-columns-repeated="2"/>
          <table:table-cell/>
        </table:table-row>
        <table:table-row table:style-name="ro2">
          <table:table-cell table:style-name="ce64"/>
          <table:table-cell table:style-name="ce10"/>
          <table:table-cell table:style-name="ce64" table:number-columns-repeated="2"/>
          <table:table-cell/>
        </table:table-row>
        <table:table-row table:style-name="ro2">
          <table:table-cell table:style-name="ce65" office:value-type="string" calcext:value-type="string">
            <text:p>Vinmax[V]</text:p>
          </table:table-cell>
          <table:table-cell table:style-name="ce70" table:formula="of:=1024*[.B14]/1000-0.0001" office:value-type="float" office:value="3.2999" calcext:value-type="float">
            <text:p>3.30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Rlow[kOhm]</text:p>
          </table:table-cell>
          <table:table-cell table:style-name="ce71" office:value-type="float" office:value="100" calcext:value-type="float">
            <text:p>100</text:p>
          </table:table-cell>
          <table:table-cell table:style-name="ce10" office:value-type="string" calcext:value-type="string">
            <text:p>preset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Rhigh[kOhm]</text:p>
          </table:table-cell>
          <table:table-cell table:style-name="ce72" office:value-type="float" office:value="200" calcext:value-type="float">
            <text:p>200</text:p>
          </table:table-cell>
          <table:table-cell table:style-name="ce10" office:value-type="string" calcext:value-type="string">
            <text:p>input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Rges[kOhm]</text:p>
          </table:table-cell>
          <table:table-cell table:style-name="ce71" table:formula="of:=[.B7]+[.B8]" office:value-type="float" office:value="300" calcext:value-type="float">
            <text:p>300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1">
          <table:table-cell table:style-name="ce66" office:value-type="string" calcext:value-type="string">
            <text:p>actual_divider_ratio</text:p>
          </table:table-cell>
          <table:table-cell table:style-name="ce73" table:formula="of:=[.B7]/[.B9]" office:value-type="float" office:value="0.333333333333333" calcext:value-type="float">
            <text:p>0.333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FACTOR = 1000/actual_divider_ratio</text:p>
          </table:table-cell>
          <table:table-cell table:style-name="ce74" table:formula="of:=ROUND(1000/[.B10])" office:value-type="float" office:value="3000" calcext:value-type="float">
            <text:p>3000</text:p>
          </table:table-cell>
          <table:table-cell table:style-name="ce80" office:value-type="string" calcext:value-type="string">
            <text:p>FACTOR in sketch</text:p>
          </table:table-cell>
          <table:table-cell table:style-name="Default"/>
          <table:table-cell/>
        </table:table-row>
        <table:table-row table:style-name="ro1">
          <table:table-cell table:style-name="ce66" office:value-type="string" calcext:value-type="string">
            <text:p>Vdivided[V]</text:p>
          </table:table-cell>
          <table:table-cell table:style-name="ce75" table:formula="of:=[.B6]*[.B10]" office:value-type="float" office:value="1.09996666666667" calcext:value-type="float">
            <text:p>1.100</text:p>
          </table:table-cell>
          <table:table-cell table:style-name="ce81" office:value-type="string" calcext:value-type="string">
            <text:p>must be &lt; Vbandgap</text:p>
          </table:table-cell>
          <table:table-cell table:style-name="Default"/>
          <table:table-cell/>
        </table:table-row>
        <table:table-row table:style-name="ro2">
          <table:table-cell table:style-name="ce66" office:value-type="string" calcext:value-type="string">
            <text:p>ATMega328P Vbandgap[V]</text:p>
          </table:table-cell>
          <table:table-cell table:style-name="ce71" office:value-type="float" office:value="1.1" calcext:value-type="float">
            <text:p>1.1</text:p>
          </table:table-cell>
          <table:table-cell table:style-name="ce64" office:value-type="string" calcext:value-type="string">
            <text:p>preset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ADC resolution[mV]</text:p>
          </table:table-cell>
          <table:table-cell table:style-name="ce76" table:formula="of:=[.B13]/1024*1000/[.B10]" office:value-type="float" office:value="3.22265625" calcext:value-type="float">
            <text:p>3.2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ADC conversion result (0..1023) for Vinmax</text:p>
          </table:table-cell>
          <table:table-cell table:style-name="ce71" table:formula="of:=FLOOR([.B12]/[.B13]*1024)" office:value-type="float" office:value="1023" calcext:value-type="float">
            <text:p>1023</text:p>
          </table:table-cell>
          <table:table-cell table:style-name="ce82" office:value-type="string" calcext:value-type="string">
            <text:p>calculated, should be 1023</text:p>
          </table:table-cell>
          <table:table-cell table:style-name="ce64"/>
          <table:table-cell/>
        </table:table-row>
        <table:table-row table:style-name="ro2">
          <table:table-cell table:style-name="ce67" office:value-type="string" calcext:value-type="string">
            <text:p>tmBattery measurement result[mV] for Vinmax</text:p>
          </table:table-cell>
          <table:table-cell table:style-name="ce77" table:formula="of:=ROUND([.B15]/1024*[.B13]*[.B11])" office:value-type="float" office:value="3297" calcext:value-type="float">
            <text:p>3297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 table:number-rows-repeated="2">
          <table:table-cell table:style-name="ce64" table:number-columns-repeated="3"/>
          <table:table-cell table:number-columns-repeated="2"/>
        </table:table-row>
        <table:table-row table:style-name="ro2">
          <table:table-cell table:style-name="ce64"/>
          <table:table-cell table:style-name="ce78" office:value-type="string" calcext:value-type="string">
            <text:p>Red cell color above indicates an error</text:p>
          </table:table-cell>
          <table:table-cell table:style-name="ce64"/>
          <table:table-cell table:number-columns-repeated="2"/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ATMega328P.B12:ATMega328P.B12">
            <calcext:condition calcext:apply-style-name="Error" calcext:value="formula-is([.B12]&gt;[.B13])" calcext:base-cell-address="ATMega328P_2.B12"/>
          </calcext:conditional-format>
          <calcext:conditional-format calcext:target-range-address="ATMega328P.B10:ATMega328P.B10">
            <calcext:condition calcext:apply-style-name="Error" calcext:value="&gt;1" calcext:base-cell-address="ATMega328P_2.B10"/>
          </calcext:conditional-format>
          <calcext:conditional-format calcext:target-range-address="ATMega328P.B8:ATMega328P.B8">
            <calcext:condition calcext:apply-style-name="Error" calcext:value="&lt;0" calcext:base-cell-address="ATMega328P.B8"/>
          </calcext:conditional-format>
        </calcext:conditional-formats>
      </table:table>
      <table:table table:name="ATMega328P_2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row table:style-name="ro1">
          <table:table-cell table:style-name="ce60" office:value-type="string" calcext:value-type="string" table:number-columns-spanned="2" table:number-rows-spanned="1">
            <text:p>AsksinPP tmbattery.h tmBatteryResDiv calculator for <text:span text:style-name="T1">ATMega328P</text:span></text:p>
          </table:table-cell>
          <table:covered-table-cell table:style-name="ce10"/>
          <table:table-cell table:style-name="ce79" office:value-type="string" calcext:value-type="string">
            <text:p>see <text:a xlink:href="https://github.com/TomMajor/SmartHome/blob/master/HB-UNI-Sensor1/README.md#messung-der-Batteriespannung" xlink:type="simple">https://github.com/TomMajor/SmartHome/blob/master/HB-UNI-Sensor1/README.md#messung-der-Batteriespannung</text:a></text:p>
          </table:table-cell>
          <table:table-cell table:style-name="ce64"/>
          <table:table-cell/>
        </table:table-row>
        <table:table-row table:style-name="ro2">
          <table:table-cell table:style-name="ce61" office:value-type="string" calcext:value-type="string">
            <text:p>Method 2: set Vinmax</text:p>
          </table:table-cell>
          <table:table-cell table:style-name="ce10" office:value-type="string" calcext:value-type="string">
            <text:p>Method 1 is in sheet ‘ATMega328P’</text:p>
          </table:table-cell>
          <table:table-cell table:style-name="ce64" table:number-columns-repeated="2"/>
          <table:table-cell/>
        </table:table-row>
        <table:table-row table:style-name="ro2">
          <table:table-cell table:style-name="ce62" office:value-type="string" calcext:value-type="string">
            <text:p>1. enter Vinmax into yellow cell B6 and check Rhigh (B8)</text:p>
          </table:table-cell>
          <table:table-cell table:style-name="ce10"/>
          <table:table-cell table:style-name="ce64" table:number-columns-repeated="2"/>
          <table:table-cell/>
        </table:table-row>
        <table:table-row table:style-name="ro2">
          <table:table-cell table:style-name="ce63" office:value-type="string" calcext:value-type="string">
            <text:p>2. calculated FACTOR for tmBatteryResDiv is in cell B11</text:p>
          </table:table-cell>
          <table:table-cell table:style-name="ce10"/>
          <table:table-cell table:style-name="ce64" table:number-columns-repeated="2"/>
          <table:table-cell/>
        </table:table-row>
        <table:table-row table:style-name="ro2">
          <table:table-cell table:style-name="ce64"/>
          <table:table-cell table:style-name="ce10"/>
          <table:table-cell table:style-name="ce64" table:number-columns-repeated="2"/>
          <table:table-cell/>
        </table:table-row>
        <table:table-row table:style-name="ro2">
          <table:table-cell table:style-name="ce65" office:value-type="string" calcext:value-type="string">
            <text:p>Vinmax[V]</text:p>
          </table:table-cell>
          <table:table-cell table:style-name="ce83" office:value-type="float" office:value="3.3" calcext:value-type="float">
            <text:p>3.30</text:p>
          </table:table-cell>
          <table:table-cell table:style-name="ce64" office:value-type="string" calcext:value-type="string">
            <text:p>input, min is Vbandgap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Rlow[kOhm]</text:p>
          </table:table-cell>
          <table:table-cell table:style-name="ce71" office:value-type="float" office:value="100" calcext:value-type="float">
            <text:p>100</text:p>
          </table:table-cell>
          <table:table-cell table:style-name="ce10" office:value-type="string" calcext:value-type="string">
            <text:p>preset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Rhigh[kOhm]</text:p>
          </table:table-cell>
          <table:table-cell table:style-name="ce84" table:formula="of:=([.B6]-[.B13])/[.B13]*[.B7]+0.0001" office:value-type="float" office:value="200.0001" calcext:value-type="float">
            <text:p>200</text:p>
          </table:table-cell>
          <table:table-cell table:style-name="ce10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Rges[kOhm]</text:p>
          </table:table-cell>
          <table:table-cell table:style-name="ce85" table:formula="of:=[.B7]+[.B8]" office:value-type="float" office:value="300.0001" calcext:value-type="float">
            <text:p>300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1">
          <table:table-cell table:style-name="ce66" office:value-type="string" calcext:value-type="string">
            <text:p>actual_divider_ratio</text:p>
          </table:table-cell>
          <table:table-cell table:style-name="ce27" table:formula="of:=[.B7]/[.B9]" office:value-type="float" office:value="0.333333222222259" calcext:value-type="float">
            <text:p>0.333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FACTOR = 1000/actual_divider_ratio</text:p>
          </table:table-cell>
          <table:table-cell table:style-name="ce74" table:formula="of:=ROUND(1000/[.B10])" office:value-type="float" office:value="3000" calcext:value-type="float">
            <text:p>3000</text:p>
          </table:table-cell>
          <table:table-cell table:style-name="ce80" office:value-type="string" calcext:value-type="string">
            <text:p>FACTOR in sketch</text:p>
          </table:table-cell>
          <table:table-cell table:style-name="Default"/>
          <table:table-cell/>
        </table:table-row>
        <table:table-row table:style-name="ro1">
          <table:table-cell table:style-name="ce66" office:value-type="string" calcext:value-type="string">
            <text:p>Vdivided[V]</text:p>
          </table:table-cell>
          <table:table-cell table:style-name="ce28" table:formula="of:=[.B6]*[.B10]" office:value-type="float" office:value="1.09999963333346" calcext:value-type="float">
            <text:p>1.100</text:p>
          </table:table-cell>
          <table:table-cell table:style-name="ce81" office:value-type="string" calcext:value-type="string">
            <text:p>must be &lt; Vbandgap</text:p>
          </table:table-cell>
          <table:table-cell table:style-name="Default"/>
          <table:table-cell/>
        </table:table-row>
        <table:table-row table:style-name="ro2">
          <table:table-cell table:style-name="ce66" office:value-type="string" calcext:value-type="string">
            <text:p>ATMega328P Vbandgap[V]</text:p>
          </table:table-cell>
          <table:table-cell table:style-name="ce71" office:value-type="float" office:value="1.1" calcext:value-type="float">
            <text:p>1.1</text:p>
          </table:table-cell>
          <table:table-cell table:style-name="ce64" office:value-type="string" calcext:value-type="string">
            <text:p>preset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ADC resolution[mV]</text:p>
          </table:table-cell>
          <table:table-cell table:style-name="ce76" table:formula="of:=[.B13]/1024*1000/[.B10]" office:value-type="float" office:value="3.22265732421875" calcext:value-type="float">
            <text:p>3.2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ADC conversion result (0..1023) for Vinmax</text:p>
          </table:table-cell>
          <table:table-cell table:style-name="ce71" table:formula="of:=FLOOR([.B12]/[.B13]*1024)" office:value-type="float" office:value="1023" calcext:value-type="float">
            <text:p>1023</text:p>
          </table:table-cell>
          <table:table-cell table:style-name="ce82" office:value-type="string" calcext:value-type="string">
            <text:p>calculated, should be 1023</text:p>
          </table:table-cell>
          <table:table-cell table:style-name="ce64"/>
          <table:table-cell/>
        </table:table-row>
        <table:table-row table:style-name="ro2">
          <table:table-cell table:style-name="ce67" office:value-type="string" calcext:value-type="string">
            <text:p>tmBattery measurement result[mV] for Vinmax</text:p>
          </table:table-cell>
          <table:table-cell table:style-name="ce77" table:formula="of:=ROUND([.B15]/1024*[.B13]*[.B11])" office:value-type="float" office:value="3297" calcext:value-type="float">
            <text:p>3297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 table:number-rows-repeated="2">
          <table:table-cell table:style-name="ce64" table:number-columns-repeated="3"/>
          <table:table-cell table:number-columns-repeated="2"/>
        </table:table-row>
        <table:table-row table:style-name="ro2">
          <table:table-cell table:style-name="ce64"/>
          <table:table-cell table:style-name="ce78" office:value-type="string" calcext:value-type="string">
            <text:p>Red cell color above indicates an error</text:p>
          </table:table-cell>
          <table:table-cell table:style-name="ce64"/>
          <table:table-cell table:number-columns-repeated="2"/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ATMega328P_2.B12:ATMega328P_2.B12">
            <calcext:condition calcext:apply-style-name="Error" calcext:value="formula-is([.B12]&gt;[.B13])" calcext:base-cell-address="ATMega328P_2.B12"/>
          </calcext:conditional-format>
          <calcext:conditional-format calcext:target-range-address="ATMega328P_2.B10:ATMega328P_2.B10">
            <calcext:condition calcext:apply-style-name="Error" calcext:value="&gt;1" calcext:base-cell-address="ATMega328P_2.B10"/>
          </calcext:conditional-format>
          <calcext:conditional-format calcext:target-range-address="ATMega328P_2.B6:ATMega328P_2.B6">
            <calcext:condition calcext:apply-style-name="Error" calcext:value="formula-is([.B6]&lt;[.B13])" calcext:base-cell-address="ATMega328P_2.B6"/>
          </calcext:conditional-format>
        </calcext:conditional-formats>
      </table:table>
      <table:table table:name="ATMega1284P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row table:style-name="ro1">
          <table:table-cell table:style-name="ce60" office:value-type="string" calcext:value-type="string" table:number-columns-spanned="2" table:number-rows-spanned="1">
            <text:p>AsksinPP tmbattery.h tmBatteryResDiv calculator for <text:span text:style-name="T1">ATMega1284P</text:span></text:p>
          </table:table-cell>
          <table:covered-table-cell table:style-name="ce10"/>
          <table:table-cell table:style-name="ce79" office:value-type="string" calcext:value-type="string">
            <text:p>see <text:a xlink:href="https://github.com/TomMajor/SmartHome/blob/master/HB-UNI-Sensor1/README.md#messung-der-Batteriespannung" xlink:type="simple">https://github.com/TomMajor/SmartHome/blob/master/HB-UNI-Sensor1/README.md#messung-der-Batteriespannung</text:a></text:p>
          </table:table-cell>
          <table:table-cell table:style-name="ce64"/>
          <table:table-cell/>
        </table:table-row>
        <table:table-row table:style-name="ro2">
          <table:table-cell table:style-name="ce61" office:value-type="string" calcext:value-type="string">
            <text:p>Method 1: set Rhigh</text:p>
          </table:table-cell>
          <table:table-cell table:style-name="ce10" office:value-type="string" calcext:value-type="string">
            <text:p>Method 2 is in sheet ‘ATMega1284P_2’</text:p>
          </table:table-cell>
          <table:table-cell table:style-name="ce64" table:number-columns-repeated="2"/>
          <table:table-cell/>
        </table:table-row>
        <table:table-row table:style-name="ro2">
          <table:table-cell table:style-name="ce62" office:value-type="string" calcext:value-type="string">
            <text:p>1. enter Rhigh into yellow cells B8 and check Vinmax (B6)</text:p>
          </table:table-cell>
          <table:table-cell table:style-name="ce10"/>
          <table:table-cell table:style-name="ce64" table:number-columns-repeated="2"/>
          <table:table-cell/>
        </table:table-row>
        <table:table-row table:style-name="ro2">
          <table:table-cell table:style-name="ce63" office:value-type="string" calcext:value-type="string">
            <text:p>2. calculated FACTOR for tmBatteryResDiv is in cell B11</text:p>
          </table:table-cell>
          <table:table-cell table:style-name="ce10"/>
          <table:table-cell table:style-name="ce64" table:number-columns-repeated="2"/>
          <table:table-cell/>
        </table:table-row>
        <table:table-row table:style-name="ro2">
          <table:table-cell table:style-name="ce64"/>
          <table:table-cell table:style-name="ce10"/>
          <table:table-cell table:style-name="ce64" table:number-columns-repeated="2"/>
          <table:table-cell/>
        </table:table-row>
        <table:table-row table:style-name="ro2">
          <table:table-cell table:style-name="ce65" office:value-type="string" calcext:value-type="string">
            <text:p>Vinmax[V]</text:p>
          </table:table-cell>
          <table:table-cell table:style-name="ce70" table:formula="of:=1024*[.B14]/1000-0.0001" office:value-type="float" office:value="3.7631" calcext:value-type="float">
            <text:p>3.76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Rlow[kOhm]</text:p>
          </table:table-cell>
          <table:table-cell table:style-name="ce71" office:value-type="float" office:value="100" calcext:value-type="float">
            <text:p>100</text:p>
          </table:table-cell>
          <table:table-cell table:style-name="ce10" office:value-type="string" calcext:value-type="string">
            <text:p>preset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Rhigh[kOhm]</text:p>
          </table:table-cell>
          <table:table-cell table:style-name="ce29" office:value-type="float" office:value="47" calcext:value-type="float">
            <text:p>47</text:p>
          </table:table-cell>
          <table:table-cell table:style-name="ce10" office:value-type="string" calcext:value-type="string">
            <text:p>input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Rges[kOhm]</text:p>
          </table:table-cell>
          <table:table-cell table:style-name="ce71" table:formula="of:=[.B7]+[.B8]" office:value-type="float" office:value="147" calcext:value-type="float">
            <text:p>147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1">
          <table:table-cell table:style-name="ce66" office:value-type="string" calcext:value-type="string">
            <text:p>actual_divider_ratio</text:p>
          </table:table-cell>
          <table:table-cell table:style-name="ce30" table:formula="of:=[.B7]/[.B9]" office:value-type="float" office:value="0.680272108843537" calcext:value-type="float">
            <text:p>0.680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FACTOR = 1000/actual_divider_ratio</text:p>
          </table:table-cell>
          <table:table-cell table:style-name="ce74" table:formula="of:=ROUND(1000/[.B10])" office:value-type="float" office:value="1470" calcext:value-type="float">
            <text:p>1470</text:p>
          </table:table-cell>
          <table:table-cell table:style-name="ce80" office:value-type="string" calcext:value-type="string">
            <text:p>FACTOR in sketch</text:p>
          </table:table-cell>
          <table:table-cell table:style-name="Default"/>
          <table:table-cell/>
        </table:table-row>
        <table:table-row table:style-name="ro1">
          <table:table-cell table:style-name="ce66" office:value-type="string" calcext:value-type="string">
            <text:p>Vdivided[V]</text:p>
          </table:table-cell>
          <table:table-cell table:style-name="ce31" table:formula="of:=[.B6]*[.B10]" office:value-type="float" office:value="2.55993197278912" calcext:value-type="float">
            <text:p>2.560</text:p>
          </table:table-cell>
          <table:table-cell table:style-name="ce81" office:value-type="string" calcext:value-type="string">
            <text:p>must be &lt; Vbandgap</text:p>
          </table:table-cell>
          <table:table-cell table:style-name="Default"/>
          <table:table-cell/>
        </table:table-row>
        <table:table-row table:style-name="ro2">
          <table:table-cell table:style-name="ce66" office:value-type="string" calcext:value-type="string">
            <text:p>ATMega1284P Vbandgap[V]</text:p>
          </table:table-cell>
          <table:table-cell table:style-name="ce71" office:value-type="float" office:value="2.56" calcext:value-type="float">
            <text:p>2.56</text:p>
          </table:table-cell>
          <table:table-cell table:style-name="ce64" office:value-type="string" calcext:value-type="string">
            <text:p>preset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ADC resolution[mV]</text:p>
          </table:table-cell>
          <table:table-cell table:style-name="ce76" table:formula="of:=[.B13]/1024*1000/[.B10]" office:value-type="float" office:value="3.675" calcext:value-type="float">
            <text:p>3.7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ADC conversion result (0..1023) for Vinmax</text:p>
          </table:table-cell>
          <table:table-cell table:style-name="ce71" table:formula="of:=FLOOR([.B12]/[.B13]*1024)" office:value-type="float" office:value="1023" calcext:value-type="float">
            <text:p>1023</text:p>
          </table:table-cell>
          <table:table-cell table:style-name="ce82" office:value-type="string" calcext:value-type="string">
            <text:p>calculated, should be 1023</text:p>
          </table:table-cell>
          <table:table-cell table:style-name="ce64"/>
          <table:table-cell/>
        </table:table-row>
        <table:table-row table:style-name="ro2">
          <table:table-cell table:style-name="ce67" office:value-type="string" calcext:value-type="string">
            <text:p>tmBattery measurement result[mV] for Vinmax</text:p>
          </table:table-cell>
          <table:table-cell table:style-name="ce77" table:formula="of:=ROUND([.B15]/1024*[.B13]*[.B11])" office:value-type="float" office:value="3760" calcext:value-type="float">
            <text:p>3760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 table:number-rows-repeated="2">
          <table:table-cell table:style-name="ce64" table:number-columns-repeated="3"/>
          <table:table-cell table:number-columns-repeated="2"/>
        </table:table-row>
        <table:table-row table:style-name="ro2">
          <table:table-cell table:style-name="ce64"/>
          <table:table-cell table:style-name="ce78" office:value-type="string" calcext:value-type="string">
            <text:p>Red cell color above indicates an error</text:p>
          </table:table-cell>
          <table:table-cell table:style-name="ce64"/>
          <table:table-cell table:number-columns-repeated="2"/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ATMega1284P.B12:ATMega1284P.B12">
            <calcext:condition calcext:apply-style-name="Error" calcext:value="formula-is([.B12]&gt;[.B13])" calcext:base-cell-address="ATMega1284P.B12"/>
          </calcext:conditional-format>
          <calcext:conditional-format calcext:target-range-address="ATMega1284P.B10:ATMega1284P.B10">
            <calcext:condition calcext:apply-style-name="Error" calcext:value="&gt;1" calcext:base-cell-address="ATMega1284P.B10"/>
          </calcext:conditional-format>
          <calcext:conditional-format calcext:target-range-address="ATMega1284P.B8:ATMega1284P.B8">
            <calcext:condition calcext:apply-style-name="Error" calcext:value="&lt;0" calcext:base-cell-address="ATMega1284P.B8"/>
          </calcext:conditional-format>
        </calcext:conditional-formats>
      </table:table>
      <table:table table:name="ATMega1284P_2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row table:style-name="ro1">
          <table:table-cell table:style-name="ce60" office:value-type="string" calcext:value-type="string" table:number-columns-spanned="2" table:number-rows-spanned="1">
            <text:p>AsksinPP tmbattery.h tmBatteryResDiv calculator for <text:span text:style-name="T1">ATMega1284P</text:span></text:p>
          </table:table-cell>
          <table:covered-table-cell table:style-name="ce10"/>
          <table:table-cell table:style-name="ce79" office:value-type="string" calcext:value-type="string">
            <text:p>see <text:a xlink:href="https://github.com/TomMajor/SmartHome/blob/master/HB-UNI-Sensor1/README.md#messung-der-Batteriespannung" xlink:type="simple">https://github.com/TomMajor/SmartHome/blob/master/HB-UNI-Sensor1/README.md#messung-der-Batteriespannung</text:a></text:p>
          </table:table-cell>
          <table:table-cell table:style-name="ce64"/>
          <table:table-cell/>
        </table:table-row>
        <table:table-row table:style-name="ro2">
          <table:table-cell table:style-name="ce61" office:value-type="string" calcext:value-type="string">
            <text:p>Method 2: set Vinmax</text:p>
          </table:table-cell>
          <table:table-cell table:style-name="ce10" office:value-type="string" calcext:value-type="string">
            <text:p>Method 1 is in sheet ‘ATMega1284P’</text:p>
          </table:table-cell>
          <table:table-cell table:style-name="ce64" table:number-columns-repeated="2"/>
          <table:table-cell/>
        </table:table-row>
        <table:table-row table:style-name="ro2">
          <table:table-cell table:style-name="ce62" office:value-type="string" calcext:value-type="string">
            <text:p>1. enter Vinmax into yellow cell B6 and check Rhigh (B8)</text:p>
          </table:table-cell>
          <table:table-cell table:style-name="ce10"/>
          <table:table-cell table:style-name="ce64" table:number-columns-repeated="2"/>
          <table:table-cell/>
        </table:table-row>
        <table:table-row table:style-name="ro2">
          <table:table-cell table:style-name="ce63" office:value-type="string" calcext:value-type="string">
            <text:p>2. calculated FACTOR for tmBatteryResDiv is in cell B11</text:p>
          </table:table-cell>
          <table:table-cell table:style-name="ce10"/>
          <table:table-cell table:style-name="ce64" table:number-columns-repeated="2"/>
          <table:table-cell/>
        </table:table-row>
        <table:table-row table:style-name="ro2">
          <table:table-cell table:style-name="ce64"/>
          <table:table-cell table:style-name="ce10"/>
          <table:table-cell table:style-name="ce64" table:number-columns-repeated="2"/>
          <table:table-cell/>
        </table:table-row>
        <table:table-row table:style-name="ro2">
          <table:table-cell table:style-name="ce65" office:value-type="string" calcext:value-type="string">
            <text:p>Vinmax[V]</text:p>
          </table:table-cell>
          <table:table-cell table:style-name="ce32" office:value-type="float" office:value="3.3" calcext:value-type="float">
            <text:p>3.30</text:p>
          </table:table-cell>
          <table:table-cell table:style-name="ce64" office:value-type="string" calcext:value-type="string">
            <text:p>input, min is Vbandgap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Rlow[kOhm]</text:p>
          </table:table-cell>
          <table:table-cell table:style-name="ce71" office:value-type="float" office:value="100" calcext:value-type="float">
            <text:p>100</text:p>
          </table:table-cell>
          <table:table-cell table:style-name="ce10" office:value-type="string" calcext:value-type="string">
            <text:p>preset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Rhigh[kOhm]</text:p>
          </table:table-cell>
          <table:table-cell table:style-name="ce84" table:formula="of:=([.B6]-[.B13])/[.B13]*[.B7]+0.0001" office:value-type="float" office:value="28.90635" calcext:value-type="float">
            <text:p>29</text:p>
          </table:table-cell>
          <table:table-cell table:style-name="ce10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Rges[kOhm]</text:p>
          </table:table-cell>
          <table:table-cell table:style-name="ce85" table:formula="of:=[.B7]+[.B8]" office:value-type="float" office:value="128.90635" calcext:value-type="float">
            <text:p>129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1">
          <table:table-cell table:style-name="ce66" office:value-type="string" calcext:value-type="string">
            <text:p>actual_divider_ratio</text:p>
          </table:table-cell>
          <table:table-cell table:style-name="ce33" table:formula="of:=[.B7]/[.B9]" office:value-type="float" office:value="0.775756973958226" calcext:value-type="float">
            <text:p>0.776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FACTOR = 1000/actual_divider_ratio</text:p>
          </table:table-cell>
          <table:table-cell table:style-name="ce74" table:formula="of:=ROUND(1000/[.B10])" office:value-type="float" office:value="1289" calcext:value-type="float">
            <text:p>1289</text:p>
          </table:table-cell>
          <table:table-cell table:style-name="ce80" office:value-type="string" calcext:value-type="string">
            <text:p>FACTOR in sketch</text:p>
          </table:table-cell>
          <table:table-cell table:style-name="Default"/>
          <table:table-cell/>
        </table:table-row>
        <table:table-row table:style-name="ro1">
          <table:table-cell table:style-name="ce66" office:value-type="string" calcext:value-type="string">
            <text:p>Vdivided[V]</text:p>
          </table:table-cell>
          <table:table-cell table:style-name="ce34" table:formula="of:=[.B6]*[.B10]" office:value-type="float" office:value="2.55999801406215" calcext:value-type="float">
            <text:p>2.560</text:p>
          </table:table-cell>
          <table:table-cell table:style-name="ce81" office:value-type="string" calcext:value-type="string">
            <text:p>must be &lt; Vbandgap</text:p>
          </table:table-cell>
          <table:table-cell table:style-name="Default"/>
          <table:table-cell/>
        </table:table-row>
        <table:table-row table:style-name="ro2">
          <table:table-cell table:style-name="ce66" office:value-type="string" calcext:value-type="string">
            <text:p>ATMega1284P Vbandgap[V]</text:p>
          </table:table-cell>
          <table:table-cell table:style-name="ce71" office:value-type="float" office:value="2.56" calcext:value-type="float">
            <text:p>2.56</text:p>
          </table:table-cell>
          <table:table-cell table:style-name="ce64" office:value-type="string" calcext:value-type="string">
            <text:p>preset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ADC resolution[mV]</text:p>
          </table:table-cell>
          <table:table-cell table:style-name="ce76" table:formula="of:=[.B13]/1024*1000/[.B10]" office:value-type="float" office:value="3.22265875" calcext:value-type="float">
            <text:p>3.2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>
          <table:table-cell table:style-name="ce66" office:value-type="string" calcext:value-type="string">
            <text:p>ADC conversion result (0..1023) for Vinmax</text:p>
          </table:table-cell>
          <table:table-cell table:style-name="ce71" table:formula="of:=FLOOR([.B12]/[.B13]*1024)" office:value-type="float" office:value="1023" calcext:value-type="float">
            <text:p>1023</text:p>
          </table:table-cell>
          <table:table-cell table:style-name="ce82" office:value-type="string" calcext:value-type="string">
            <text:p>calculated, should be 1023</text:p>
          </table:table-cell>
          <table:table-cell table:style-name="ce64"/>
          <table:table-cell/>
        </table:table-row>
        <table:table-row table:style-name="ro2">
          <table:table-cell table:style-name="ce67" office:value-type="string" calcext:value-type="string">
            <text:p>tmBattery measurement result[mV] for Vinmax</text:p>
          </table:table-cell>
          <table:table-cell table:style-name="ce77" table:formula="of:=ROUND([.B15]/1024*[.B13]*[.B11])" office:value-type="float" office:value="3297" calcext:value-type="float">
            <text:p>3297</text:p>
          </table:table-cell>
          <table:table-cell table:style-name="ce64" office:value-type="string" calcext:value-type="string">
            <text:p>calculated</text:p>
          </table:table-cell>
          <table:table-cell table:style-name="ce64"/>
          <table:table-cell/>
        </table:table-row>
        <table:table-row table:style-name="ro2" table:number-rows-repeated="2">
          <table:table-cell table:style-name="ce64" table:number-columns-repeated="3"/>
          <table:table-cell table:number-columns-repeated="2"/>
        </table:table-row>
        <table:table-row table:style-name="ro2">
          <table:table-cell/>
          <table:table-cell table:style-name="ce94" office:value-type="string" calcext:value-type="string">
            <text:p>Red cell color above indicates an error</text:p>
          </table:table-cell>
          <table:table-cell table:number-columns-repeated="3"/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ATMega1284P_2.B12:ATMega1284P_2.B12">
            <calcext:condition calcext:apply-style-name="Error" calcext:value="formula-is([.B12]&gt;[.B13])" calcext:base-cell-address="ATMega1284P_2.B12"/>
          </calcext:conditional-format>
          <calcext:conditional-format calcext:target-range-address="ATMega1284P_2.B10:ATMega1284P_2.B10">
            <calcext:condition calcext:apply-style-name="Error" calcext:value="&gt;1" calcext:base-cell-address="ATMega1284P_2.B10"/>
          </calcext:conditional-format>
          <calcext:conditional-format calcext:target-range-address="ATMega1284P_2.B6:ATMega1284P_2.B6">
            <calcext:condition calcext:apply-style-name="Error" calcext:value="formula-is([.B6]&lt;[.B13])" calcext:base-cell-address="ATMega1284P_2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P0" style:volatile="true">
      <number:number number:decimal-places="3" loext:min-decimal-places="3" number:min-integer-digits="1"/>
    </number:number-style>
    <number:number-style style:name="N124" number:title="U~ser-defined">
      <style:text-properties fo:color="#ff0000"/>
      <number:text>-</number:text>
      <number:number number:decimal-places="3" loext:min-decimal-places="3" number:min-integer-digits="1"/>
      <style:map style:condition="value()&gt;=0" style:apply-style-name="N124P0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2:51:20.872272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7:16:34.754693349</meta:creation-date>
    <dc:date>2022-01-10T12:53:50.530319402</dc:date>
    <meta:editing-duration>PT3H48M53S</meta:editing-duration>
    <meta:editing-cycles>71</meta:editing-cycles>
    <meta:generator>LibreOffice/6.0.7.3$Linux_X86_64 LibreOffice_project/00m0$Build-3</meta:generator>
    <meta:document-statistic meta:table-count="4" meta:cell-count="160" meta:object-count="0"/>
  </office:meta>
</office:document-meta>
</file>